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TypeFilterTests.nonAnnotatedClassDoesn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TypeFilterTests.nonInheritedAnnotationDoes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TypeFilterTests.matchesInterfacesIfConfigu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TypeFilterTests.inheritedAnnotationFromInterfaceDoes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TypeFilterTests.directAnnotation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TypeFilterTests.inheritedAnnotationFromBaseClassDoe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